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4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bicyc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iningtab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pottedplan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vmonito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Original</text:p>
          </table:table-cell>
          <table:table-cell office:value-type="float" office:value="82.11" calcext:value-type="float">
            <text:p>82.11</text:p>
          </table:table-cell>
          <table:table-cell office:value-type="float" office:value="88.25" calcext:value-type="float">
            <text:p>88.25</text:p>
          </table:table-cell>
          <table:table-cell office:value-type="float" office:value="83.28" calcext:value-type="float">
            <text:p>83.28</text:p>
          </table:table-cell>
          <table:table-cell office:value-type="float" office:value="80.7" calcext:value-type="float">
            <text:p>80.7</text:p>
          </table:table-cell>
          <table:table-cell office:value-type="float" office:value="72.68" calcext:value-type="float">
            <text:p>72.68</text:p>
          </table:table-cell>
          <table:table-cell office:value-type="float" office:value="58.16" calcext:value-type="float">
            <text:p>58.16</text:p>
          </table:table-cell>
          <table:table-cell office:value-type="float" office:value="88.74" calcext:value-type="float">
            <text:p>88.74</text:p>
          </table:table-cell>
          <table:table-cell office:value-type="float" office:value="84.77" calcext:value-type="float">
            <text:p>84.77</text:p>
          </table:table-cell>
          <table:table-cell office:value-type="float" office:value="90.88" calcext:value-type="float">
            <text:p>90.88</text:p>
          </table:table-cell>
          <table:table-cell office:value-type="float" office:value="68.36" calcext:value-type="float">
            <text:p>68.36</text:p>
          </table:table-cell>
          <table:table-cell office:value-type="float" office:value="87.13" calcext:value-type="float">
            <text:p>87.13</text:p>
          </table:table-cell>
          <table:table-cell office:value-type="float" office:value="78.81" calcext:value-type="float">
            <text:p>78.81</text:p>
          </table:table-cell>
          <table:table-cell office:value-type="float" office:value="90.7" calcext:value-type="float">
            <text:p>90.7</text:p>
          </table:table-cell>
          <table:table-cell office:value-type="float" office:value="89.81" calcext:value-type="float">
            <text:p>89.81</text:p>
          </table:table-cell>
          <table:table-cell office:value-type="float" office:value="87.84" calcext:value-type="float">
            <text:p>87.84</text:p>
          </table:table-cell>
          <table:table-cell office:value-type="float" office:value="82.78" calcext:value-type="float">
            <text:p>82.78</text:p>
          </table:table-cell>
          <table:table-cell office:value-type="float" office:value="67.06" calcext:value-type="float">
            <text:p>67.06</text:p>
          </table:table-cell>
          <table:table-cell office:value-type="float" office:value="80.13" calcext:value-type="float">
            <text:p>80.13</text:p>
          </table:table-cell>
          <table:table-cell office:value-type="float" office:value="86.72" calcext:value-type="float">
            <text:p>86.72</text:p>
          </table:table-cell>
          <table:table-cell office:value-type="float" office:value="90.34" calcext:value-type="float">
            <text:p>90.34</text:p>
          </table:table-cell>
          <table:table-cell office:value-type="float" office:value="85" calcext:value-type="float">
            <text:p>85</text:p>
          </table:table-cell>
          <table:table-cell table:formula="of:=MAX([.D2:.X2])" office:value-type="float" office:value="90.88" calcext:value-type="float">
            <text:p>90.88</text:p>
          </table:table-cell>
          <table:table-cell table:style-name="ce2" table:formula="of:=MIN([.D2:.X2])" office:value-type="float" office:value="58.16" calcext:value-type="float">
            <text:p>58.16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7x7</text:p>
          </table:table-cell>
          <table:table-cell office:value-type="float" office:value="66.6" calcext:value-type="float">
            <text:p>66.6</text:p>
          </table:table-cell>
          <table:table-cell office:value-type="float" office:value="70.97" calcext:value-type="float">
            <text:p>70.97</text:p>
          </table:table-cell>
          <table:table-cell office:value-type="float" office:value="72.35" calcext:value-type="float">
            <text:p>72.35</text:p>
          </table:table-cell>
          <table:table-cell office:value-type="float" office:value="59.19" calcext:value-type="float">
            <text:p>59.19</text:p>
          </table:table-cell>
          <table:table-cell office:value-type="float" office:value="46.61" calcext:value-type="float">
            <text:p>46.61</text:p>
          </table:table-cell>
          <table:table-cell office:value-type="float" office:value="36.54" calcext:value-type="float">
            <text:p>36.54</text:p>
          </table:table-cell>
          <table:table-cell office:value-type="float" office:value="74.77" calcext:value-type="float">
            <text:p>74.77</text:p>
          </table:table-cell>
          <table:table-cell office:value-type="float" office:value="68.41" calcext:value-type="float">
            <text:p>68.41</text:p>
          </table:table-cell>
          <table:table-cell office:value-type="float" office:value="84.37" calcext:value-type="float">
            <text:p>84.37</text:p>
          </table:table-cell>
          <table:table-cell office:value-type="float" office:value="47.16" calcext:value-type="float">
            <text:p>47.16</text:p>
          </table:table-cell>
          <table:table-cell office:value-type="float" office:value="68.4" calcext:value-type="float">
            <text:p>68.4</text:p>
          </table:table-cell>
          <table:table-cell office:value-type="float" office:value="65.78" calcext:value-type="float">
            <text:p>65.78</text:p>
          </table:table-cell>
          <table:table-cell office:value-type="float" office:value="81.9" calcext:value-type="float">
            <text:p>81.9</text:p>
          </table:table-cell>
          <table:table-cell office:value-type="float" office:value="78.78" calcext:value-type="float">
            <text:p>78.78</text:p>
          </table:table-cell>
          <table:table-cell office:value-type="float" office:value="77.59" calcext:value-type="float">
            <text:p>77.59</text:p>
          </table:table-cell>
          <table:table-cell office:value-type="float" office:value="69.96" calcext:value-type="float">
            <text:p>69.96</text:p>
          </table:table-cell>
          <table:table-cell office:value-type="float" office:value="46.03" calcext:value-type="float">
            <text:p>46.03</text:p>
          </table:table-cell>
          <table:table-cell office:value-type="float" office:value="60.5" calcext:value-type="float">
            <text:p>60.5</text:p>
          </table:table-cell>
          <table:table-cell office:value-type="float" office:value="73.84" calcext:value-type="float">
            <text:p>73.84</text:p>
          </table:table-cell>
          <table:table-cell office:value-type="float" office:value="82.6" calcext:value-type="float">
            <text:p>82.6</text:p>
          </table:table-cell>
          <table:table-cell office:value-type="float" office:value="66.2" calcext:value-type="float">
            <text:p>66.2</text:p>
          </table:table-cell>
          <table:table-cell table:formula="of:=MAX([.D3:.X3])" office:value-type="float" office:value="84.37" calcext:value-type="float">
            <text:p>84.37</text:p>
          </table:table-cell>
          <table:table-cell table:style-name="ce2" table:formula="of:=MIN([.D3:.X3])" office:value-type="float" office:value="36.54" calcext:value-type="float">
            <text:p>36.54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x9</text:p>
          </table:table-cell>
          <table:table-cell office:value-type="float" office:value="59.13" calcext:value-type="float">
            <text:p>59.13</text:p>
          </table:table-cell>
          <table:table-cell office:value-type="float" office:value="62.21" calcext:value-type="float">
            <text:p>62.21</text:p>
          </table:table-cell>
          <table:table-cell office:value-type="float" office:value="65.41" calcext:value-type="float">
            <text:p>65.41</text:p>
          </table:table-cell>
          <table:table-cell office:value-type="float" office:value="49.91" calcext:value-type="float">
            <text:p>49.91</text:p>
          </table:table-cell>
          <table:table-cell office:value-type="float" office:value="36.4" calcext:value-type="float">
            <text:p>36.4</text:p>
          </table:table-cell>
          <table:table-cell office:value-type="float" office:value="28.68" calcext:value-type="float">
            <text:p>28.68</text:p>
          </table:table-cell>
          <table:table-cell office:value-type="float" office:value="70.13" calcext:value-type="float">
            <text:p>70.13</text:p>
          </table:table-cell>
          <table:table-cell office:value-type="float" office:value="62.6" calcext:value-type="float">
            <text:p>62.6</text:p>
          </table:table-cell>
          <table:table-cell office:value-type="float" office:value="78.05" calcext:value-type="float">
            <text:p>78.05</text:p>
          </table:table-cell>
          <table:table-cell office:value-type="float" office:value="38.56" calcext:value-type="float">
            <text:p>38.56</text:p>
          </table:table-cell>
          <table:table-cell office:value-type="float" office:value="57.5" calcext:value-type="float">
            <text:p>57.5</text:p>
          </table:table-cell>
          <table:table-cell office:value-type="float" office:value="59.12" calcext:value-type="float">
            <text:p>59.12</text:p>
          </table:table-cell>
          <table:table-cell office:value-type="float" office:value="73.43" calcext:value-type="float">
            <text:p>73.43</text:p>
          </table:table-cell>
          <table:table-cell office:value-type="float" office:value="73.84" calcext:value-type="float">
            <text:p>73.84</text:p>
          </table:table-cell>
          <table:table-cell office:value-type="float" office:value="72" calcext:value-type="float">
            <text:p>72</text:p>
          </table:table-cell>
          <table:table-cell office:value-type="float" office:value="64.59" calcext:value-type="float">
            <text:p>64.59</text:p>
          </table:table-cell>
          <table:table-cell office:value-type="float" office:value="38.46" calcext:value-type="float">
            <text:p>38.46</text:p>
          </table:table-cell>
          <table:table-cell office:value-type="float" office:value="51.42" calcext:value-type="float">
            <text:p>51.42</text:p>
          </table:table-cell>
          <table:table-cell office:value-type="float" office:value="66.39" calcext:value-type="float">
            <text:p>66.39</text:p>
          </table:table-cell>
          <table:table-cell office:value-type="float" office:value="74.21" calcext:value-type="float">
            <text:p>74.21</text:p>
          </table:table-cell>
          <table:table-cell office:value-type="float" office:value="59.68" calcext:value-type="float">
            <text:p>59.68</text:p>
          </table:table-cell>
          <table:table-cell table:formula="of:=MAX([.D4:.X4])" office:value-type="float" office:value="78.05" calcext:value-type="float">
            <text:p>78.05</text:p>
          </table:table-cell>
          <table:table-cell table:style-name="ce2" table:formula="of:=MIN([.D4:.X4])" office:value-type="float" office:value="28.68" calcext:value-type="float">
            <text:p>28.68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S&amp;P 0.064</text:p>
          </table:table-cell>
          <table:table-cell office:value-type="float" office:value="71.87" calcext:value-type="float">
            <text:p>71.87</text:p>
          </table:table-cell>
          <table:table-cell office:value-type="float" office:value="62.28" calcext:value-type="float">
            <text:p>62.28</text:p>
          </table:table-cell>
          <table:table-cell office:value-type="float" office:value="78.86" calcext:value-type="float">
            <text:p>78.86</text:p>
          </table:table-cell>
          <table:table-cell office:value-type="float" office:value="64.86" calcext:value-type="float">
            <text:p>64.86</text:p>
          </table:table-cell>
          <table:table-cell office:value-type="float" office:value="47.31" calcext:value-type="float">
            <text:p>47.31</text:p>
          </table:table-cell>
          <table:table-cell office:value-type="float" office:value="46.62" calcext:value-type="float">
            <text:p>46.62</text:p>
          </table:table-cell>
          <table:table-cell office:value-type="float" office:value="82.17" calcext:value-type="float">
            <text:p>82.17</text:p>
          </table:table-cell>
          <table:table-cell office:value-type="float" office:value="76.59" calcext:value-type="float">
            <text:p>76.59</text:p>
          </table:table-cell>
          <table:table-cell office:value-type="float" office:value="85.74" calcext:value-type="float">
            <text:p>85.74</text:p>
          </table:table-cell>
          <table:table-cell office:value-type="float" office:value="58.84" calcext:value-type="float">
            <text:p>58.84</text:p>
          </table:table-cell>
          <table:table-cell office:value-type="float" office:value="77.8" calcext:value-type="float">
            <text:p>77.8</text:p>
          </table:table-cell>
          <table:table-cell office:value-type="float" office:value="73.1" calcext:value-type="float">
            <text:p>73.1</text:p>
          </table:table-cell>
          <table:table-cell office:value-type="float" office:value="82.87" calcext:value-type="float">
            <text:p>82.87</text:p>
          </table:table-cell>
          <table:table-cell office:value-type="float" office:value="84.68" calcext:value-type="float">
            <text:p>84.68</text:p>
          </table:table-cell>
          <table:table-cell office:value-type="float" office:value="81.36" calcext:value-type="float">
            <text:p>81.36</text:p>
          </table:table-cell>
          <table:table-cell office:value-type="float" office:value="77.06" calcext:value-type="float">
            <text:p>77.06</text:p>
          </table:table-cell>
          <table:table-cell office:value-type="float" office:value="54.27" calcext:value-type="float">
            <text:p>54.27</text:p>
          </table:table-cell>
          <table:table-cell office:value-type="float" office:value="64.78" calcext:value-type="float">
            <text:p>64.78</text:p>
          </table:table-cell>
          <table:table-cell office:value-type="float" office:value="76.51" calcext:value-type="float">
            <text:p>76.51</text:p>
          </table:table-cell>
          <table:table-cell office:value-type="float" office:value="87.95" calcext:value-type="float">
            <text:p>87.95</text:p>
          </table:table-cell>
          <table:table-cell office:value-type="float" office:value="73.82" calcext:value-type="float">
            <text:p>73.82</text:p>
          </table:table-cell>
          <table:table-cell table:formula="of:=MAX([.D5:.X5])" office:value-type="float" office:value="87.95" calcext:value-type="float">
            <text:p>87.95</text:p>
          </table:table-cell>
          <table:table-cell table:style-name="ce2" table:formula="of:=MIN([.D5:.X5])" office:value-type="float" office:value="46.62" calcext:value-type="float">
            <text:p>46.62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S&amp;P 0.128</text:p>
          </table:table-cell>
          <table:table-cell office:value-type="float" office:value="65.84" calcext:value-type="float">
            <text:p>65.84</text:p>
          </table:table-cell>
          <table:table-cell office:value-type="float" office:value="53.57" calcext:value-type="float">
            <text:p>53.57</text:p>
          </table:table-cell>
          <table:table-cell office:value-type="float" office:value="76.17" calcext:value-type="float">
            <text:p>76.17</text:p>
          </table:table-cell>
          <table:table-cell office:value-type="float" office:value="54.1" calcext:value-type="float">
            <text:p>54.1</text:p>
          </table:table-cell>
          <table:table-cell office:value-type="float" office:value="34.86" calcext:value-type="float">
            <text:p>34.86</text:p>
          </table:table-cell>
          <table:table-cell office:value-type="float" office:value="41.91" calcext:value-type="float">
            <text:p>41.91</text:p>
          </table:table-cell>
          <table:table-cell office:value-type="float" office:value="76.06" calcext:value-type="float">
            <text:p>76.06</text:p>
          </table:table-cell>
          <table:table-cell office:value-type="float" office:value="70.62" calcext:value-type="float">
            <text:p>70.62</text:p>
          </table:table-cell>
          <table:table-cell office:value-type="float" office:value="79.99" calcext:value-type="float">
            <text:p>79.99</text:p>
          </table:table-cell>
          <table:table-cell office:value-type="float" office:value="53.65" calcext:value-type="float">
            <text:p>53.65</text:p>
          </table:table-cell>
          <table:table-cell office:value-type="float" office:value="70.07" calcext:value-type="float">
            <text:p>70.07</text:p>
          </table:table-cell>
          <table:table-cell office:value-type="float" office:value="69.73" calcext:value-type="float">
            <text:p>69.73</text:p>
          </table:table-cell>
          <table:table-cell office:value-type="float" office:value="77.51" calcext:value-type="float">
            <text:p>77.51</text:p>
          </table:table-cell>
          <table:table-cell office:value-type="float" office:value="81.17" calcext:value-type="float">
            <text:p>81.17</text:p>
          </table:table-cell>
          <table:table-cell office:value-type="float" office:value="77.21" calcext:value-type="float">
            <text:p>77.21</text:p>
          </table:table-cell>
          <table:table-cell office:value-type="float" office:value="73.07" calcext:value-type="float">
            <text:p>73.07</text:p>
          </table:table-cell>
          <table:table-cell office:value-type="float" office:value="49.53" calcext:value-type="float">
            <text:p>49.53</text:p>
          </table:table-cell>
          <table:table-cell office:value-type="float" office:value="60.41" calcext:value-type="float">
            <text:p>60.41</text:p>
          </table:table-cell>
          <table:table-cell office:value-type="float" office:value="69.78" calcext:value-type="float">
            <text:p>69.78</text:p>
          </table:table-cell>
          <table:table-cell office:value-type="float" office:value="79.88" calcext:value-type="float">
            <text:p>79.88</text:p>
          </table:table-cell>
          <table:table-cell office:value-type="float" office:value="67.52" calcext:value-type="float">
            <text:p>67.52</text:p>
          </table:table-cell>
          <table:table-cell table:formula="of:=MAX([.D6:.X6])" office:value-type="float" office:value="81.17" calcext:value-type="float">
            <text:p>81.17</text:p>
          </table:table-cell>
          <table:table-cell table:style-name="ce2" table:formula="of:=MIN([.D6:.X6])" office:value-type="float" office:value="34.86" calcext:value-type="float">
            <text:p>34.86</text:p>
          </table:table-cell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bicyc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iningtab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pottedplan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vmonito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7x7</text:p>
          </table:table-cell>
          <table:table-cell table:formula="of:=(([.D3]-[.D$2])/[.D$2])*100" office:value-type="float" office:value="-18.8892948483741" calcext:value-type="float">
            <text:p>-18.8892948484</text:p>
          </table:table-cell>
          <table:table-cell table:formula="of:=(([.E3]-[.E$2])/[.E$2])*100" office:value-type="float" office:value="-19.5807365439094" calcext:value-type="float">
            <text:p>-19.5807365439</text:p>
          </table:table-cell>
          <table:table-cell table:formula="of:=(([.F3]-[.F$2])/[.F$2])*100" office:value-type="float" office:value="-13.1243996157541" calcext:value-type="float">
            <text:p>-13.1243996158</text:p>
          </table:table-cell>
          <table:table-cell table:formula="of:=(([.G3]-[.G$2])/[.G$2])*100" office:value-type="float" office:value="-26.6542750929368" calcext:value-type="float">
            <text:p>-26.6542750929</text:p>
          </table:table-cell>
          <table:table-cell table:formula="of:=(([.H3]-[.H$2])/[.H$2])*100" office:value-type="float" office:value="-35.8695652173913" calcext:value-type="float">
            <text:p>-35.8695652174</text:p>
          </table:table-cell>
          <table:table-cell table:formula="of:=(([.I3]-[.I$2])/[.I$2])*100" office:value-type="float" office:value="-37.1733149931224" calcext:value-type="float">
            <text:p>-37.1733149931</text:p>
          </table:table-cell>
          <table:table-cell table:formula="of:=(([.J3]-[.J$2])/[.J$2])*100" office:value-type="float" office:value="-15.7426188866351" calcext:value-type="float">
            <text:p>-15.7426188866</text:p>
          </table:table-cell>
          <table:table-cell table:formula="of:=(([.K3]-[.K$2])/[.K$2])*100" office:value-type="float" office:value="-19.2992804058039" calcext:value-type="float">
            <text:p>-19.2992804058</text:p>
          </table:table-cell>
          <table:table-cell table:formula="of:=(([.L3]-[.L$2])/[.L$2])*100" office:value-type="float" office:value="-7.16329225352112" calcext:value-type="float">
            <text:p>-7.1632922535</text:p>
          </table:table-cell>
          <table:table-cell table:formula="of:=(([.M3]-[.M$2])/[.M$2])*100" office:value-type="float" office:value="-31.0122878876536" calcext:value-type="float">
            <text:p>-31.0122878877</text:p>
          </table:table-cell>
          <table:table-cell table:formula="of:=(([.N3]-[.N$2])/[.N$2])*100" office:value-type="float" office:value="-21.4966142545621" calcext:value-type="float">
            <text:p>-21.4966142546</text:p>
          </table:table-cell>
          <table:table-cell table:formula="of:=(([.O3]-[.O$2])/[.O$2])*100" office:value-type="float" office:value="-16.533434843294" calcext:value-type="float">
            <text:p>-16.5334348433</text:p>
          </table:table-cell>
          <table:table-cell table:formula="of:=(([.P3]-[.P$2])/[.P$2])*100" office:value-type="float" office:value="-9.70231532524807" calcext:value-type="float">
            <text:p>-9.7023153252</text:p>
          </table:table-cell>
          <table:table-cell table:formula="of:=(([.Q3]-[.Q$2])/[.Q$2])*100" office:value-type="float" office:value="-12.2814831310545" calcext:value-type="float">
            <text:p>-12.2814831311</text:p>
          </table:table-cell>
          <table:table-cell table:formula="of:=(([.R3]-[.R$2])/[.R$2])*100" office:value-type="float" office:value="-11.6689435336976" calcext:value-type="float">
            <text:p>-11.6689435337</text:p>
          </table:table-cell>
          <table:table-cell table:formula="of:=(([.S3]-[.S$2])/[.S$2])*100" office:value-type="float" office:value="-15.4868325682532" calcext:value-type="float">
            <text:p>-15.4868325683</text:p>
          </table:table-cell>
          <table:table-cell table:formula="of:=(([.T3]-[.T$2])/[.T$2])*100" office:value-type="float" office:value="-31.3599761407695" calcext:value-type="float">
            <text:p>-31.3599761408</text:p>
          </table:table-cell>
          <table:table-cell table:formula="of:=(([.U3]-[.U$2])/[.U$2])*100" office:value-type="float" office:value="-24.497691251716" calcext:value-type="float">
            <text:p>-24.4976912517</text:p>
          </table:table-cell>
          <table:table-cell table:formula="of:=(([.V3]-[.V$2])/[.V$2])*100" office:value-type="float" office:value="-14.8523985239852" calcext:value-type="float">
            <text:p>-14.852398524</text:p>
          </table:table-cell>
          <table:table-cell table:formula="of:=(([.W3]-[.W$2])/[.W$2])*100" office:value-type="float" office:value="-8.56763338499005" calcext:value-type="float">
            <text:p>-8.567633385</text:p>
          </table:table-cell>
          <table:table-cell table:formula="of:=(([.X3]-[.X$2])/[.X$2])*100" office:value-type="float" office:value="-22.1176470588235" calcext:value-type="float">
            <text:p>-22.1176470588</text:p>
          </table:table-cell>
          <table:table-cell table:formula="of:=MAX([.D9:.X9])" office:value-type="float" office:value="-7.16329225352112" calcext:value-type="float">
            <text:p>-7.1632922535</text:p>
          </table:table-cell>
          <table:table-cell table:style-name="ce2" table:formula="of:=MIN([.D9:.X9])" office:value-type="float" office:value="-37.1733149931224" calcext:value-type="float">
            <text:p>-37.173314993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x9</text:p>
          </table:table-cell>
          <table:table-cell table:formula="of:=(([.D4]-[.D$2])/[.D$2])*100" office:value-type="float" office:value="-27.9868469126781" calcext:value-type="float">
            <text:p>-27.9868469127</text:p>
          </table:table-cell>
          <table:table-cell table:formula="of:=(([.E4]-[.E$2])/[.E$2])*100" office:value-type="float" office:value="-29.5070821529745" calcext:value-type="float">
            <text:p>-29.507082153</text:p>
          </table:table-cell>
          <table:table-cell table:formula="of:=(([.F4]-[.F$2])/[.F$2])*100" office:value-type="float" office:value="-21.4577329490874" calcext:value-type="float">
            <text:p>-21.4577329491</text:p>
          </table:table-cell>
          <table:table-cell table:formula="of:=(([.G4]-[.G$2])/[.G$2])*100" office:value-type="float" office:value="-38.1536555142503" calcext:value-type="float">
            <text:p>-38.1536555143</text:p>
          </table:table-cell>
          <table:table-cell table:formula="of:=(([.H4]-[.H$2])/[.H$2])*100" office:value-type="float" office:value="-49.9174463401211" calcext:value-type="float">
            <text:p>-49.9174463401</text:p>
          </table:table-cell>
          <table:table-cell table:formula="of:=(([.I4]-[.I$2])/[.I$2])*100" office:value-type="float" office:value="-50.687757909216" calcext:value-type="float">
            <text:p>-50.6877579092</text:p>
          </table:table-cell>
          <table:table-cell table:formula="of:=(([.J4]-[.J$2])/[.J$2])*100" office:value-type="float" office:value="-20.9713770565698" calcext:value-type="float">
            <text:p>-20.9713770566</text:p>
          </table:table-cell>
          <table:table-cell table:formula="of:=(([.K4]-[.K$2])/[.K$2])*100" office:value-type="float" office:value="-26.1531202076206" calcext:value-type="float">
            <text:p>-26.1531202076</text:p>
          </table:table-cell>
          <table:table-cell table:formula="of:=(([.L4]-[.L$2])/[.L$2])*100" office:value-type="float" office:value="-14.1175176056338" calcext:value-type="float">
            <text:p>-14.1175176056</text:p>
          </table:table-cell>
          <table:table-cell table:formula="of:=(([.M4]-[.M$2])/[.M$2])*100" office:value-type="float" office:value="-43.5927442949093" calcext:value-type="float">
            <text:p>-43.5927442949</text:p>
          </table:table-cell>
          <table:table-cell table:formula="of:=(([.N4]-[.N$2])/[.N$2])*100" office:value-type="float" office:value="-34.0066567198439" calcext:value-type="float">
            <text:p>-34.0066567198</text:p>
          </table:table-cell>
          <table:table-cell table:formula="of:=(([.O4]-[.O$2])/[.O$2])*100" office:value-type="float" office:value="-24.9841390686461" calcext:value-type="float">
            <text:p>-24.9841390686</text:p>
          </table:table-cell>
          <table:table-cell table:formula="of:=(([.P4]-[.P$2])/[.P$2])*100" office:value-type="float" office:value="-19.0407938257993" calcext:value-type="float">
            <text:p>-19.0407938258</text:p>
          </table:table-cell>
          <table:table-cell table:formula="of:=(([.Q4]-[.Q$2])/[.Q$2])*100" office:value-type="float" office:value="-17.7819841888431" calcext:value-type="float">
            <text:p>-17.7819841888</text:p>
          </table:table-cell>
          <table:table-cell table:formula="of:=(([.R4]-[.R$2])/[.R$2])*100" office:value-type="float" office:value="-18.0327868852459" calcext:value-type="float">
            <text:p>-18.0327868852</text:p>
          </table:table-cell>
          <table:table-cell table:formula="of:=(([.S4]-[.S$2])/[.S$2])*100" office:value-type="float" office:value="-21.9739067407586" calcext:value-type="float">
            <text:p>-21.9739067408</text:p>
          </table:table-cell>
          <table:table-cell table:formula="of:=(([.T4]-[.T$2])/[.T$2])*100" office:value-type="float" office:value="-42.6483745899195" calcext:value-type="float">
            <text:p>-42.6483745899</text:p>
          </table:table-cell>
          <table:table-cell table:formula="of:=(([.U4]-[.U$2])/[.U$2])*100" office:value-type="float" office:value="-35.8292774241857" calcext:value-type="float">
            <text:p>-35.8292774242</text:p>
          </table:table-cell>
          <table:table-cell table:formula="of:=(([.V4]-[.V$2])/[.V$2])*100" office:value-type="float" office:value="-23.4432656826568" calcext:value-type="float">
            <text:p>-23.4432656827</text:p>
          </table:table-cell>
          <table:table-cell table:formula="of:=(([.W4]-[.W$2])/[.W$2])*100" office:value-type="float" office:value="-17.8547708656188" calcext:value-type="float">
            <text:p>-17.8547708656</text:p>
          </table:table-cell>
          <table:table-cell table:formula="of:=(([.X4]-[.X$2])/[.X$2])*100" office:value-type="float" office:value="-29.7882352941176" calcext:value-type="float">
            <text:p>-29.7882352941</text:p>
          </table:table-cell>
          <table:table-cell table:formula="of:=MAX([.D10:.X10])" office:value-type="float" office:value="-14.1175176056338" calcext:value-type="float">
            <text:p>-14.1175176056</text:p>
          </table:table-cell>
          <table:table-cell table:style-name="ce2" table:formula="of:=MIN([.D10:.X10])" office:value-type="float" office:value="-50.687757909216" calcext:value-type="float">
            <text:p>-50.6877579092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S&amp;P 0.064</text:p>
          </table:table-cell>
          <table:table-cell table:formula="of:=(([.D5]-[.D$2])/[.D$2])*100" office:value-type="float" office:value="-12.4710753866764" calcext:value-type="float">
            <text:p>-12.4710753867</text:p>
          </table:table-cell>
          <table:table-cell table:formula="of:=(([.E5]-[.E$2])/[.E$2])*100" office:value-type="float" office:value="-29.4277620396601" calcext:value-type="float">
            <text:p>-29.4277620397</text:p>
          </table:table-cell>
          <table:table-cell table:formula="of:=(([.F5]-[.F$2])/[.F$2])*100" office:value-type="float" office:value="-5.3073967339097" calcext:value-type="float">
            <text:p>-5.3073967339</text:p>
          </table:table-cell>
          <table:table-cell table:formula="of:=(([.G5]-[.G$2])/[.G$2])*100" office:value-type="float" office:value="-19.6282527881041" calcext:value-type="float">
            <text:p>-19.6282527881</text:p>
          </table:table-cell>
          <table:table-cell table:formula="of:=(([.H5]-[.H$2])/[.H$2])*100" office:value-type="float" office:value="-34.9064391854706" calcext:value-type="float">
            <text:p>-34.9064391855</text:p>
          </table:table-cell>
          <table:table-cell table:formula="of:=(([.I5]-[.I$2])/[.I$2])*100" office:value-type="float" office:value="-19.8418156808803" calcext:value-type="float">
            <text:p>-19.8418156809</text:p>
          </table:table-cell>
          <table:table-cell table:formula="of:=(([.J5]-[.J$2])/[.J$2])*100" office:value-type="float" office:value="-7.40365111561865" calcext:value-type="float">
            <text:p>-7.4036511156</text:p>
          </table:table-cell>
          <table:table-cell table:formula="of:=(([.K5]-[.K$2])/[.K$2])*100" office:value-type="float" office:value="-9.64964020290196" calcext:value-type="float">
            <text:p>-9.6496402029</text:p>
          </table:table-cell>
          <table:table-cell table:formula="of:=(([.L5]-[.L$2])/[.L$2])*100" office:value-type="float" office:value="-5.65580985915493" calcext:value-type="float">
            <text:p>-5.6558098592</text:p>
          </table:table-cell>
          <table:table-cell table:formula="of:=(([.M5]-[.M$2])/[.M$2])*100" office:value-type="float" office:value="-13.9262726740784" calcext:value-type="float">
            <text:p>-13.9262726741</text:p>
          </table:table-cell>
          <table:table-cell table:formula="of:=(([.N5]-[.N$2])/[.N$2])*100" office:value-type="float" office:value="-10.708137266154" calcext:value-type="float">
            <text:p>-10.7081372662</text:p>
          </table:table-cell>
          <table:table-cell table:formula="of:=(([.O5]-[.O$2])/[.O$2])*100" office:value-type="float" office:value="-7.24527344245655" calcext:value-type="float">
            <text:p>-7.2452734425</text:p>
          </table:table-cell>
          <table:table-cell table:formula="of:=(([.P5]-[.P$2])/[.P$2])*100" office:value-type="float" office:value="-8.63285556780595" calcext:value-type="float">
            <text:p>-8.6328555678</text:p>
          </table:table-cell>
          <table:table-cell table:formula="of:=(([.Q5]-[.Q$2])/[.Q$2])*100" office:value-type="float" office:value="-5.71205879078053" calcext:value-type="float">
            <text:p>-5.7120587908</text:p>
          </table:table-cell>
          <table:table-cell table:formula="of:=(([.R5]-[.R$2])/[.R$2])*100" office:value-type="float" office:value="-7.37704918032787" calcext:value-type="float">
            <text:p>-7.3770491803</text:p>
          </table:table-cell>
          <table:table-cell table:formula="of:=(([.S5]-[.S$2])/[.S$2])*100" office:value-type="float" office:value="-6.9098816139164" calcext:value-type="float">
            <text:p>-6.9098816139</text:p>
          </table:table-cell>
          <table:table-cell table:formula="of:=(([.T5]-[.T$2])/[.T$2])*100" office:value-type="float" office:value="-19.0724724127647" calcext:value-type="float">
            <text:p>-19.0724724128</text:p>
          </table:table-cell>
          <table:table-cell table:formula="of:=(([.U5]-[.U$2])/[.U$2])*100" office:value-type="float" office:value="-19.1563708972919" calcext:value-type="float">
            <text:p>-19.1563708973</text:p>
          </table:table-cell>
          <table:table-cell table:formula="of:=(([.V5]-[.V$2])/[.V$2])*100" office:value-type="float" office:value="-11.7735239852398" calcext:value-type="float">
            <text:p>-11.7735239852</text:p>
          </table:table-cell>
          <table:table-cell table:formula="of:=(([.W5]-[.W$2])/[.W$2])*100" office:value-type="float" office:value="-2.6455612131946" calcext:value-type="float">
            <text:p>-2.6455612132</text:p>
          </table:table-cell>
          <table:table-cell table:formula="of:=(([.X5]-[.X$2])/[.X$2])*100" office:value-type="float" office:value="-13.1529411764706" calcext:value-type="float">
            <text:p>-13.1529411765</text:p>
          </table:table-cell>
          <table:table-cell table:formula="of:=MAX([.D11:.X11])" office:value-type="float" office:value="-2.6455612131946" calcext:value-type="float">
            <text:p>-2.6455612132</text:p>
          </table:table-cell>
          <table:table-cell table:style-name="ce2" table:formula="of:=MIN([.D11:.X11])" office:value-type="float" office:value="-34.9064391854706" calcext:value-type="float">
            <text:p>-34.9064391855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S&amp;P 0.128</text:p>
          </table:table-cell>
          <table:table-cell table:formula="of:=(([.D6]-[.D$2])/[.D$2])*100" office:value-type="float" office:value="-19.814882474729" calcext:value-type="float">
            <text:p>-19.8148824747</text:p>
          </table:table-cell>
          <table:table-cell table:formula="of:=(([.E6]-[.E$2])/[.E$2])*100" office:value-type="float" office:value="-39.2974504249292" calcext:value-type="float">
            <text:p>-39.2974504249</text:p>
          </table:table-cell>
          <table:table-cell table:formula="of:=(([.F6]-[.F$2])/[.F$2])*100" office:value-type="float" office:value="-8.53746397694525" calcext:value-type="float">
            <text:p>-8.5374639769</text:p>
          </table:table-cell>
          <table:table-cell table:formula="of:=(([.G6]-[.G$2])/[.G$2])*100" office:value-type="float" office:value="-32.9615861214374" calcext:value-type="float">
            <text:p>-32.9615861214</text:p>
          </table:table-cell>
          <table:table-cell table:formula="of:=(([.H6]-[.H$2])/[.H$2])*100" office:value-type="float" office:value="-52.0363236103467" calcext:value-type="float">
            <text:p>-52.0363236103</text:p>
          </table:table-cell>
          <table:table-cell table:formula="of:=(([.I6]-[.I$2])/[.I$2])*100" office:value-type="float" office:value="-27.9401650618982" calcext:value-type="float">
            <text:p>-27.9401650619</text:p>
          </table:table-cell>
          <table:table-cell table:formula="of:=(([.J6]-[.J$2])/[.J$2])*100" office:value-type="float" office:value="-14.2889339643903" calcext:value-type="float">
            <text:p>-14.2889339644</text:p>
          </table:table-cell>
          <table:table-cell table:formula="of:=(([.K6]-[.K$2])/[.K$2])*100" office:value-type="float" office:value="-16.6922260233573" calcext:value-type="float">
            <text:p>-16.6922260234</text:p>
          </table:table-cell>
          <table:table-cell table:formula="of:=(([.L6]-[.L$2])/[.L$2])*100" office:value-type="float" office:value="-11.9828345070423" calcext:value-type="float">
            <text:p>-11.982834507</text:p>
          </table:table-cell>
          <table:table-cell table:formula="of:=(([.M6]-[.M$2])/[.M$2])*100" office:value-type="float" office:value="-21.5184318314804" calcext:value-type="float">
            <text:p>-21.5184318315</text:p>
          </table:table-cell>
          <table:table-cell table:formula="of:=(([.N6]-[.N$2])/[.N$2])*100" office:value-type="float" office:value="-19.5799380236428" calcext:value-type="float">
            <text:p>-19.5799380236</text:p>
          </table:table-cell>
          <table:table-cell table:formula="of:=(([.O6]-[.O$2])/[.O$2])*100" office:value-type="float" office:value="-11.521380535465" calcext:value-type="float">
            <text:p>-11.5213805355</text:p>
          </table:table-cell>
          <table:table-cell table:formula="of:=(([.P6]-[.P$2])/[.P$2])*100" office:value-type="float" office:value="-14.542447629548" calcext:value-type="float">
            <text:p>-14.5424476295</text:p>
          </table:table-cell>
          <table:table-cell table:formula="of:=(([.Q6]-[.Q$2])/[.Q$2])*100" office:value-type="float" office:value="-9.62030954236722" calcext:value-type="float">
            <text:p>-9.6203095424</text:p>
          </table:table-cell>
          <table:table-cell table:formula="of:=(([.R6]-[.R$2])/[.R$2])*100" office:value-type="float" office:value="-12.1015482695811" calcext:value-type="float">
            <text:p>-12.1015482696</text:p>
          </table:table-cell>
          <table:table-cell table:formula="of:=(([.S6]-[.S$2])/[.S$2])*100" office:value-type="float" office:value="-11.7298864460015" calcext:value-type="float">
            <text:p>-11.729886446</text:p>
          </table:table-cell>
          <table:table-cell table:formula="of:=(([.T6]-[.T$2])/[.T$2])*100" office:value-type="float" office:value="-26.1407694601849" calcext:value-type="float">
            <text:p>-26.1407694602</text:p>
          </table:table-cell>
          <table:table-cell table:formula="of:=(([.U6]-[.U$2])/[.U$2])*100" office:value-type="float" office:value="-24.6100087358043" calcext:value-type="float">
            <text:p>-24.6100087358</text:p>
          </table:table-cell>
          <table:table-cell table:formula="of:=(([.V6]-[.V$2])/[.V$2])*100" office:value-type="float" office:value="-19.5341328413284" calcext:value-type="float">
            <text:p>-19.5341328413</text:p>
          </table:table-cell>
          <table:table-cell table:formula="of:=(([.W6]-[.W$2])/[.W$2])*100" office:value-type="float" office:value="-11.5784812928935" calcext:value-type="float">
            <text:p>-11.5784812929</text:p>
          </table:table-cell>
          <table:table-cell table:formula="of:=(([.X6]-[.X$2])/[.X$2])*100" office:value-type="float" office:value="-20.5647058823529" calcext:value-type="float">
            <text:p>-20.5647058824</text:p>
          </table:table-cell>
          <table:table-cell table:formula="of:=MAX([.D12:.X12])" office:value-type="float" office:value="-8.53746397694525" calcext:value-type="float">
            <text:p>-8.5374639769</text:p>
          </table:table-cell>
          <table:table-cell table:style-name="ce2" table:formula="of:=MIN([.D12:.X12])" office:value-type="float" office:value="-52.0363236103467" calcext:value-type="float">
            <text:p>-52.0363236103</text:p>
          </table:table-cell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>
            <text:p>aeroplane </text:p>
          </table:table-cell>
          <table:table-cell office:value-type="float" office:value="626" calcext:value-type="float">
            <text:p>626</text:p>
          </table:table-cell>
          <table:table-cell office:value-type="float" office:value="659" calcext:value-type="float">
            <text:p>659</text:p>
          </table:table-cell>
          <table:table-cell office:value-type="float" office:value="311" calcext:value-type="float">
            <text:p>311</text:p>
          </table:table-cell>
          <table:table-cell office:value-type="float" office:value="1596" calcext:value-type="float">
            <text:p>1596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icycle 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389" calcext:value-type="float">
            <text:p>389</text:p>
          </table:table-cell>
          <table:table-cell office:value-type="float" office:value="1597" calcext:value-type="float">
            <text:p>1597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ird </text:p>
          </table:table-cell>
          <table:table-cell office:value-type="float" office:value="886" calcext:value-type="float">
            <text:p>886</text:p>
          </table:table-cell>
          <table:table-cell office:value-type="float" office:value="934" calcext:value-type="float">
            <text:p>934</text:p>
          </table:table-cell>
          <table:table-cell office:value-type="float" office:value="576" calcext:value-type="float">
            <text:p>576</text:p>
          </table:table-cell>
          <table:table-cell office:value-type="float" office:value="2396" calcext:value-type="float">
            <text:p>2396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oat </text:p>
          </table:table-cell>
          <table:table-cell office:value-type="float" office:value="716" calcext:value-type="float">
            <text:p>716</text:p>
          </table:table-cell>
          <table:table-cell office:value-type="float" office:value="681" calcext:value-type="float">
            <text:p>681</text:p>
          </table:table-cell>
          <table:table-cell office:value-type="float" office:value="393" calcext:value-type="float">
            <text:p>393</text:p>
          </table:table-cell>
          <table:table-cell office:value-type="float" office:value="1790" calcext:value-type="float">
            <text:p>1790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bottle </text:p>
          </table:table-cell>
          <table:table-cell office:value-type="float" office:value="1087" calcext:value-type="float">
            <text:p>1087</text:p>
          </table:table-cell>
          <table:table-cell office:value-type="float" office:value="1029" calcext:value-type="float">
            <text:p>1029</text:p>
          </table:table-cell>
          <table:table-cell office:value-type="float" office:value="657" calcext:value-type="float">
            <text:p>657</text:p>
          </table:table-cell>
          <table:table-cell office:value-type="float" office:value="2773" calcext:value-type="float">
            <text:p>2773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s </text:p>
          </table:table-cell>
          <table:table-cell office:value-type="float" office:value="448" calcext:value-type="float">
            <text:p>448</text:p>
          </table:table-cell>
          <table:table-cell office:value-type="float" office:value="461" calcext:value-type="float">
            <text:p>461</text:p>
          </table:table-cell>
          <table:table-cell office:value-type="float" office:value="254" calcext:value-type="float">
            <text:p>254</text:p>
          </table:table-cell>
          <table:table-cell office:value-type="float" office:value="1163" calcext:value-type="float">
            <text:p>1163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Car </text:p>
          </table:table-cell>
          <table:table-cell office:value-type="float" office:value="2017" calcext:value-type="float">
            <text:p>2017</text:p>
          </table:table-cell>
          <table:table-cell office:value-type="float" office:value="1991" calcext:value-type="float">
            <text:p>1991</text:p>
          </table:table-cell>
          <table:table-cell office:value-type="float" office:value="1541" calcext:value-type="float">
            <text:p>1541</text:p>
          </table:table-cell>
          <table:table-cell office:value-type="float" office:value="5549" calcext:value-type="float">
            <text:p>5549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at </text:p>
          </table:table-cell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office:value-type="float" office:value="370" calcext:value-type="float">
            <text:p>370</text:p>
          </table:table-cell>
          <table:table-cell office:value-type="float" office:value="1986" calcext:value-type="float">
            <text:p>1986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chair </text:p>
          </table:table-cell>
          <table:table-cell office:value-type="float" office:value="2183" calcext:value-type="float">
            <text:p>2183</text:p>
          </table:table-cell>
          <table:table-cell office:value-type="float" office:value="2155" calcext:value-type="float">
            <text:p>2155</text:p>
          </table:table-cell>
          <table:table-cell office:value-type="float" office:value="1374" calcext:value-type="float">
            <text:p>1374</text:p>
          </table:table-cell>
          <table:table-cell office:value-type="float" office:value="5712" calcext:value-type="float">
            <text:p>5712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ow </text:p>
          </table:table-cell>
          <table:table-cell office:value-type="float" office:value="540" calcext:value-type="float">
            <text:p>540</text:p>
          </table:table-cell>
          <table:table-cell office:value-type="float" office:value="518" calcext:value-type="float">
            <text:p>518</text:p>
          </table:table-cell>
          <table:table-cell office:value-type="float" office:value="329" calcext:value-type="float">
            <text:p>329</text:p>
          </table:table-cell>
          <table:table-cell office:value-type="float" office:value="1387" calcext:value-type="float">
            <text:p>1387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diningtable </text:p>
          </table:table-cell>
          <table:table-cell office:value-type="float" office:value="521" calcext:value-type="float">
            <text:p>521</text:p>
          </table:table-cell>
          <table:table-cell office:value-type="float" office:value="536" calcext:value-type="float">
            <text:p>536</text:p>
          </table:table-cell>
          <table:table-cell office:value-type="float" office:value="299" calcext:value-type="float">
            <text:p>299</text:p>
          </table:table-cell>
          <table:table-cell office:value-type="float" office:value="1356" calcext:value-type="float">
            <text:p>1356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dog 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office:value-type="float" office:value="530" calcext:value-type="float">
            <text:p>530</text:p>
          </table:table-cell>
          <table:table-cell office:value-type="float" office:value="2609" calcext:value-type="float">
            <text:p>2609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horse </text:p>
          </table:table-cell>
          <table:table-cell office:value-type="float" office:value="584" calcext:value-type="float">
            <text:p>584</text:p>
          </table:table-cell>
          <table:table-cell office:value-type="float" office:value="572" calcext:value-type="float">
            <text:p>572</text:p>
          </table:table-cell>
          <table:table-cell office:value-type="float" office:value="395" calcext:value-type="float">
            <text:p>395</text:p>
          </table:table-cell>
          <table:table-cell office:value-type="float" office:value="1551" calcext:value-type="float">
            <text:p>1551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motorbike 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  <table:table-cell office:value-type="float" office:value="369" calcext:value-type="float">
            <text:p>369</text:p>
          </table:table-cell>
          <table:table-cell office:value-type="float" office:value="1510" calcext:value-type="float">
            <text:p>1510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Pedestrian </text:p>
          </table:table-cell>
          <table:table-cell office:value-type="float" office:value="7724" calcext:value-type="float">
            <text:p>7724</text:p>
          </table:table-cell>
          <table:table-cell office:value-type="float" office:value="7852" calcext:value-type="float">
            <text:p>7852</text:p>
          </table:table-cell>
          <table:table-cell office:value-type="float" office:value="5227" calcext:value-type="float">
            <text:p>5227</text:p>
          </table:table-cell>
          <table:table-cell office:value-type="float" office:value="20803" calcext:value-type="float">
            <text:p>20803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>
            <text:p>pottedplant 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592" calcext:value-type="float">
            <text:p>592</text:p>
          </table:table-cell>
          <table:table-cell office:value-type="float" office:value="2316" calcext:value-type="float">
            <text:p>2316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sheep </text:p>
          </table:table-cell>
          <table:table-cell office:value-type="float" office:value="700" calcext:value-type="float">
            <text:p>700</text:p>
          </table:table-cell>
          <table:table-cell office:value-type="float" office:value="647" calcext:value-type="float">
            <text:p>647</text:p>
          </table:table-cell>
          <table:table-cell office:value-type="float" office:value="311" calcext:value-type="float">
            <text:p>311</text:p>
          </table:table-cell>
          <table:table-cell office:value-type="float" office:value="1658" calcext:value-type="float">
            <text:p>1658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sofa </text:p>
          </table:table-cell>
          <table:table-cell office:value-type="float" office:value="617" calcext:value-type="float">
            <text:p>617</text:p>
          </table:table-cell>
          <table:table-cell office:value-type="float" office:value="594" calcext:value-type="float">
            <text:p>594</text:p>
          </table:table-cell>
          <table:table-cell office:value-type="float" office:value="396" calcext:value-type="float">
            <text:p>396</text:p>
          </table:table-cell>
          <table:table-cell office:value-type="float" office:value="1607" calcext:value-type="float">
            <text:p>1607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train </text:p>
          </table:table-cell>
          <table:table-cell office:value-type="float" office:value="485" calcext:value-type="float">
            <text:p>485</text:p>
          </table:table-cell>
          <table:table-cell office:value-type="float" office:value="499" calcext:value-type="float">
            <text:p>499</text:p>
          </table:table-cell>
          <table:table-cell office:value-type="float" office:value="302" calcext:value-type="float">
            <text:p>302</text:p>
          </table:table-cell>
          <table:table-cell office:value-type="float" office:value="1286" calcext:value-type="float">
            <text:p>1286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tvmonitor </text:p>
          </table:table-cell>
          <table:table-cell office:value-type="float" office:value="603" calcext:value-type="float">
            <text:p>603</text:p>
          </table:table-cell>
          <table:table-cell office:value-type="float" office:value="590" calcext:value-type="float">
            <text:p>590</text:p>
          </table:table-cell>
          <table:table-cell office:value-type="float" office:value="361" calcext:value-type="float">
            <text:p>361</text:p>
          </table:table-cell>
          <table:table-cell office:value-type="float" office:value="1554" calcext:value-type="float">
            <text:p>1554</text:p>
          </table:table-cell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formula="of:=SUM([.C14:.C33])" office:value-type="float" office:value="23618" calcext:value-type="float">
            <text:p>23618</text:p>
          </table:table-cell>
          <table:table-cell table:formula="of:=SUM([.D14:.D33])" office:value-type="float" office:value="23605" calcext:value-type="float">
            <text:p>23605</text:p>
          </table:table-cell>
          <table:table-cell table:formula="of:=SUM([.E14:.E33])" office:value-type="float" office:value="14976" calcext:value-type="float">
            <text:p>14976</text:p>
          </table:table-cell>
          <table:table-cell table:formula="of:=SUM([.F14:.F33])" office:value-type="float" office:value="62199" calcext:value-type="float">
            <text:p>62199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8:25:49.992576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02:04.542086674</meta:creation-date>
    <dc:date>2017-12-15T08:45:31.609571697</dc:date>
    <meta:editing-duration>PT39M29S</meta:editing-duration>
    <meta:editing-cycles>7</meta:editing-cycles>
    <meta:generator>LibreOffice/5.1.6.2$Linux_X86_64 LibreOffice_project/10m0$Build-2</meta:generator>
    <meta:document-statistic meta:table-count="1" meta:cell-count="367" meta:object-count="0"/>
    <meta:user-defined meta:name="qrichtext">1</meta:user-defined>
  </office:meta>
</office:document-meta>
</file>